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9A700005BE6CDC6CC5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Bookman Old Styl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Bookman Old Styl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Bookman Old Style"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ookman Old Style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Bookman Old Style"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Bookman Old Style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ookman Old Style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Bookman Old Style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Bookman Old Styl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CUESTA <draw:frame draw:style-name="fr1" draw:name="gráficos1" text:anchor-type="char" svg:x="-1.138cm" svg:y="-1.191cm" svg:width="1.887cm" svg:height="1.873cm" draw:z-index="0"><draw:image xlink:href="Pictures/20000007000059A700005BE6CDC6CC53.wmf" xlink:type="simple" xlink:show="embed" xlink:actuate="onLoad"/></draw:frame></text:p>
      <text:p text:style-name="P1"/>
      <text:p text:style-name="P2">Con la finalidad de mejorar los beneficios, que nuestra empresa le presta a nuestros trabajadores a través de la Dirección General de Recursos Humanos. Estamos solicitando tu experiencia con los servicios de <text:span text:style-name="T1">Seguros Premier (HCM), <text:s/></text:span>así como los <text:span text:style-name="T1">Corredores</text:span> que son los intermediarios entre la empresa de Seguros y teleSUR.</text:p>
      <text:p text:style-name="P2"/>
      <text:p text:style-name="P2">Desde el día jueves 19 la Dirección General de Recursos Humanos esta a cargo del <text:span text:style-name="T1">Servicio Médico, </text:span>nos gustaría saber tu opinión sobre este servicio.</text:p>
      <text:p text:style-name="P2">Necesitamos tu opinión, tu sugerencia, tu reclamo: </text:p>
      <text:p text:style-name="P2"/>
      <text:list text:style-name="L1">
        <text:list-item>
          <text:p text:style-name="P7">Como defines el servicio que haz recibido por parte de:</text:p>
          <text:p text:style-name="P7"><text:s/><text:span text:style-name="T1">Seguros Premier C.A</text:span>.:_____________________________________________________ __________________________________________________________________________________________________________________________________________________________</text:p>
        </text:list-item>
      </text:list>
      <text:p text:style-name="P2"><text:tab/><text:span text:style-name="T1">Corredores de Seguro: </text:span>_____________________________________________________</text:p>
      <text:p text:style-name="P2"><text:tab/>_____________________________________________________________________________</text:p>
      <text:p text:style-name="P2"><text:tab/><text:span text:style-name="T1">Servicio Médico: </text:span>___________________________________________________________</text:p>
      <text:p text:style-name="P2"><text:tab/>___________________________________________________________________________</text:p>
      <text:p text:style-name="P2"><text:tab/>___________________________________________________________________________</text:p>
      <text:p text:style-name="P2"/>
      <text:list text:style-name="L1" text:continue-numbering="true">
        <text:list-item>
          <text:p text:style-name="P7">Como calificarías la capacidad de respuesta por parte de:</text:p>
        </text:list-item>
      </text:list>
      <text:p text:style-name="P2"><text:tab/><text:span text:style-name="T1">Seguros Premier, C.A.</text:span></text:p>
      <text:p text:style-name="P2"><text:tab/>Excelente _________ <text:s/>Bueno_________ Regular ________ <text:s text:c="2"/>Malo _________</text:p>
      <text:list text:style-name="L1" text:continue-numbering="true">
        <text:list-header>
          <text:p text:style-name="P10">Corredores de Seguro: <text:tab/></text:p>
        </text:list-header>
      </text:list>
      <text:p text:style-name="P2"><text:tab/>Excelente _________ <text:s/>Bueno_________ Regular ________ <text:s text:c="2"/>Malo _________</text:p>
      <text:p text:style-name="P2"><text:tab/><text:span text:style-name="T1">Servicio Médico: <text:tab/></text:span></text:p>
      <text:p text:style-name="P2"><text:tab/>Excelente _________ <text:s/>Bueno_________ Regular ________ <text:s text:c="2"/>Malo _________</text:p>
      <text:p text:style-name="P2"><text:tab/></text:p>
      <text:list text:style-name="L2">
        <text:list-item>
          <text:p text:style-name="P8">Las ordenes de servicio llegan dentro de los lapsos establecidos por <text:span text:style-name="T1">Seguros Premier: </text:span></text:p>
          <text:p text:style-name="P8">Si____ No___ </text:p>
          <text:p text:style-name="P8">cual es tu experiencia:______________________________________________</text:p>
          <text:p text:style-name="P8"/>
        </text:list-item>
        <text:list-item>
          <text:p text:style-name="P8">Las cartas Avales llegan dentro de los lapsos establecidos por <text:span text:style-name="T1">Segros Premier: </text:span></text:p>
          <text:p text:style-name="P8">Si _____ No _______</text:p>
          <text:p text:style-name="P8">Cual es tu experiencia: ____________________________________________</text:p>
          <text:p text:style-name="P8"/>
        </text:list-item>
        <text:list-item>
          <text:p text:style-name="P8">En el caso de las Ordenes de Médicas , Cartas Avales, cual ha sido la capacidad de respuesta de Seguros Premier?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6.- En los servicios de emergencias, ambulancias, aeroambulancias, gastos <text:tab/>funerarios, servicios oftalmológico y odontología, que presta <text:span text:style-name="T1">Seguros Premier, </text:span><text:s/><text:tab/>Como lo calificarías:</text:p>
      <text:p text:style-name="P4"/>
      <text:p text:style-name="P4"><text:s text:c="12"/>Excelente _________</text:p>
      <text:p text:style-name="P2"><text:s text:c="12"/>Bueno____________</text:p>
      <text:p text:style-name="P2"><text:s text:c="12"/>Regular __________</text:p>
      <text:p text:style-name="P2"><text:s text:c="12"/>Malo ____________</text:p>
      <text:list text:style-name="L1" text:continue-numbering="true">
        <text:list-header>
          <text:p text:style-name="P7"><text:s text:c="12"/>Algun comentario ?________________________________________________________ _________________________________________________________________________________________________________________________________________________________________________________________________________________________________________________________.</text:p>
          <text:p text:style-name="P7"/>
          <text:p text:style-name="P7">7.- Como evaluarías la atención de los centros que prestan servicios asistenciales primarios de salud, afiliados a <text:span text:style-name="T1">Seguros Premier:</text:span></text:p>
        </text:list-header>
      </text:list>
      <text:p text:style-name="P2"/>
      <text:p text:style-name="P2"><text:s text:c="12"/>Excelente _________</text:p>
      <text:p text:style-name="P2"><text:s text:c="12"/>Bueno____________</text:p>
      <text:p text:style-name="P2"><text:s text:c="12"/>Regular __________</text:p>
      <text:p text:style-name="P2"><text:s text:c="12"/>Malo ____________</text:p>
      <text:p text:style-name="P2"><text:s text:c="12"/>Otros ____________ </text:p>
      <text:p text:style-name="P3"/>
      <text:p text:style-name="P3"/>
      <text:p text:style-name="P2">Nombres y Apellidos: _________________________________________________________</text:p>
      <text:p text:style-name="P2">Dirección a la que esta Adscrito (a): ___________________________________________</text:p>
      <text:p text:style-name="P2">Nro. Telefónico/ Celular: _____________________________________________________</text:p>
      <text:p text:style-name="P2">Nro. de Extensión: ________________________________</text:p>
      <text:p text:style-name="P2"/>
      <text:p text:style-name="P2">Observaciones, <text:s/>Sugerencias y/o Reclamos: _______________________________________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2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11-19T16:46:51</meta:creation-date>
    <dc:date>2009-11-22T20:44:01</dc:date>
    <meta:print-date>2009-11-19T17:31:06</meta:print-date>
    <meta:editing-cycles>9</meta:editing-cycles>
    <meta:editing-duration>PT3H4M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1" meta:object-count="0" meta:page-count="2" meta:paragraph-count="44" meta:word-count="259" meta:character-count="4172"/>
  </office:meta>
</office:document-meta>
</file>